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C200000070DBF5D0A1048CD426.png" manifest:media-type="image/png"/>
  <manifest:file-entry manifest:full-path="Pictures/100000000000042B00000150604EE78AEC74641D.png" manifest:media-type="image/png"/>
  <manifest:file-entry manifest:full-path="Pictures/100002010000012C0000012C915F8EEF1FCF0926.png" manifest:media-type="image/png"/>
  <manifest:file-entry manifest:full-path="Pictures/1000000000000DC1000001CD238D9822B16D56D8.png" manifest:media-type="image/png"/>
  <manifest:file-entry manifest:full-path="Pictures/100000000000050000000280DC6086F1A4AD03E4.png" manifest:media-type="image/png"/>
  <manifest:file-entry manifest:full-path="Pictures/1000020100000373000003FF62A4EE19C5F9C3C0.png" manifest:media-type="image/png"/>
  <manifest:file-entry manifest:full-path="Pictures/10000201000005000000017B095E56F4849E7E2E.png" manifest:media-type="image/png"/>
  <manifest:file-entry manifest:full-path="Pictures/1000020100000500000001FB154CA22ABA8AC87A.png" manifest:media-type="image/png"/>
  <manifest:file-entry manifest:full-path="Pictures/100000000000019000000118612C1D9FB6C9CE5E.png" manifest:media-type="image/png"/>
  <manifest:file-entry manifest:full-path="Pictures/10000201000001000000012EF967D4EF7E77E778.png" manifest:media-type="image/png"/>
  <manifest:file-entry manifest:full-path="Pictures/10000201000004B0000001E59A7E43F05844A46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0.038cm" fo:min-width="25.4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1.998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92cm, 0cm, 2.316cm, 0cm)" draw:image-opacity="100%" style:mirror="none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0.288cm" svg:x="1cm" svg:y="17.4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0.288cm" svg:x="1cm" svg:y="8.5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314cm" svg:height="3.657cm" svg:x="1cm" svg:y="1cm">
          <draw:image xlink:href="Pictures/100000000000050000000280DC6086F1A4AD03E4.png" xlink:type="simple" xlink:show="embed" xlink:actuate="onLoad" loext:mime-type="image/png">
            <text:p/>
          </draw:image>
        </draw:frame>
        <draw:frame draw:style-name="gr3" draw:text-style-name="P2" draw:layer="layout" svg:width="15.482cm" svg:height="4.045cm" svg:x="13.289cm" svg:y="4.314cm">
          <draw:image xlink:href="Pictures/1000000000000DC1000001CD238D9822B16D56D8.png" xlink:type="simple" xlink:show="embed" xlink:actuate="onLoad" loext:mime-type="image/png">
            <text:p text:style-name="P2"/>
          </draw:image>
        </draw:frame>
        <draw:frame draw:style-name="gr2" draw:text-style-name="P2" draw:layer="layout" svg:width="3.49cm" svg:height="4.043cm" svg:x="5.171cm" svg:y="13.377cm">
          <draw:image xlink:href="Pictures/1000020100000373000003FF62A4EE19C5F9C3C0.png" xlink:type="simple" xlink:show="embed" xlink:actuate="onLoad" loext:mime-type="image/png">
            <text:p/>
          </draw:image>
        </draw:frame>
        <draw:frame draw:style-name="gr2" draw:text-style-name="P2" draw:layer="layout" svg:width="7.336cm" svg:height="2.905cm" svg:x="2.266cm" svg:y="9.394cm">
          <draw:image xlink:href="Pictures/1000020100000500000001FB154CA22ABA8AC87A.png" xlink:type="simple" xlink:show="embed" xlink:actuate="onLoad" loext:mime-type="image/png">
            <text:p/>
          </draw:image>
        </draw:frame>
        <draw:frame draw:style-name="gr2" draw:text-style-name="P2" draw:layer="layout" svg:width="9.749cm" svg:height="3.939cm" svg:x="1.751cm" svg:y="4.345cm">
          <draw:image xlink:href="Pictures/10000201000004B0000001E59A7E43F05844A46F.png" xlink:type="simple" xlink:show="embed" xlink:actuate="onLoad" loext:mime-type="image/png">
            <text:p/>
          </draw:image>
        </draw:frame>
        <draw:frame draw:style-name="gr2" draw:text-style-name="P2" draw:layer="layout" svg:width="3.806cm" svg:height="4.491cm" svg:x="10.42cm" svg:y="1cm">
          <draw:image xlink:href="Pictures/10000201000001000000012EF967D4EF7E77E778.png" xlink:type="simple" xlink:show="embed" xlink:actuate="onLoad" loext:mime-type="image/png">
            <text:p/>
          </draw:image>
        </draw:frame>
        <draw:frame draw:style-name="gr2" draw:text-style-name="P2" draw:layer="layout" svg:width="10.453cm" svg:height="3.095cm" svg:x="9.482cm" svg:y="18.05cm">
          <draw:image xlink:href="Pictures/10000201000005000000017B095E56F4849E7E2E.png" xlink:type="simple" xlink:show="embed" xlink:actuate="onLoad" loext:mime-type="image/png">
            <text:p/>
          </draw:image>
        </draw:frame>
        <draw:frame draw:style-name="gr2" draw:text-style-name="P2" draw:layer="layout" svg:width="4.129cm" svg:height="4.129cm" svg:x="10.664cm" svg:y="8.782cm">
          <draw:image xlink:href="Pictures/100002010000012C0000012C915F8EEF1FCF0926.png" xlink:type="simple" xlink:show="embed" xlink:actuate="onLoad" loext:mime-type="image/png">
            <text:p/>
          </draw:image>
        </draw:frame>
        <draw:frame draw:style-name="gr4" draw:text-style-name="P2" draw:layer="layout" svg:width="10.582cm" svg:height="2.698cm" svg:x="15.558cm" svg:y="9.497cm">
          <draw:image xlink:href="Pictures/100000000000019000000118612C1D9FB6C9CE5E.png" xlink:type="simple" xlink:show="embed" xlink:actuate="onLoad" loext:mime-type="image/png">
            <text:p/>
          </draw:image>
        </draw:frame>
        <draw:frame draw:style-name="gr2" draw:text-style-name="P2" draw:layer="layout" svg:width="11.05cm" svg:height="3.479cm" svg:x="16.201cm" svg:y="1cm">
          <draw:image xlink:href="Pictures/100000000000042B00000150604EE78AEC74641D.png" xlink:type="simple" xlink:show="embed" xlink:actuate="onLoad" loext:mime-type="image/png">
            <text:p/>
          </draw:image>
        </draw:frame>
        <draw:frame draw:style-name="gr2" draw:text-style-name="P2" draw:layer="layout" svg:width="11.905cm" svg:height="2.962cm" svg:x="13.289cm" svg:y="13.917cm">
          <draw:image xlink:href="Pictures/10000000000001C200000070DBF5D0A1048CD426.png" xlink:type="simple" xlink:show="embed" xlink:actuate="onLoad" loext:mime-type="image/png">
            <text:p/>
          </draw:image>
        </draw:frame>
        <draw:custom-shape draw:style-name="gr1" draw:text-style-name="P1" draw:layer="layout" svg:width="25.94cm" svg:height="0.288cm" svg:x="1cm" svg:y="12.9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2T11:30:37.264698308</meta:creation-date>
    <dc:date>2020-05-22T12:00:33.510474321</dc:date>
    <meta:editing-duration>PT9M14S</meta:editing-duration>
    <meta:editing-cycles>2</meta:editing-cycles>
    <meta:generator>LibreOffice/6.4.3.2$Linux_X86_64 LibreOffice_project/40$Build-2</meta:generator>
    <meta:document-statistic meta:object-count="14"/>
  </office:meta>
</office:document-meta>
</file>